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0e83"/>
    </style:style>
    <style:style style:name="P2" style:family="paragraph" style:parent-style-name="Standard">
      <style:text-properties officeooo:rsid="001f0e83" officeooo:paragraph-rsid="001f0e83"/>
    </style:style>
    <style:style style:name="P3" style:family="paragraph" style:parent-style-name="Standard">
      <style:text-properties officeooo:paragraph-rsid="001f0e83"/>
    </style:style>
    <style:style style:name="P4" style:family="paragraph" style:parent-style-name="Standard">
      <style:text-properties officeooo:rsid="00203277" officeooo:paragraph-rsid="001f0e83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f0e83" officeooo:paragraph-rsid="001f0e83"/>
    </style:style>
    <style:style style:name="P6" style:family="paragraph" style:parent-style-name="Standard">
      <style:text-properties officeooo:rsid="001f0e83" officeooo:paragraph-rsid="001f0e83"/>
    </style:style>
    <style:style style:name="T1" style:family="text">
      <style:text-properties officeooo:rsid="002084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youtube.com/watch?v=6_Ap6Ib5L5g</text:p>
      <text:p text:style-name="Standard">https://www.youtube.com/watch?v=96J-pHZ1kR0</text:p>
      <text:p text:style-name="Standard"/>
      <text:p text:style-name="Standard">https://github.com/Genymobile/gnirehtet/releases/tag/v2.5</text:p>
      <text:p text:style-name="P5">I downloaded the 64 bit rust version for linux</text:p>
      <text:p text:style-name="P5"/>
      <text:p text:style-name="Standard">https://developer.android.com/studio/releases/platform-tools</text:p>
      <text:p text:style-name="P1"/>
      <text:p text:style-name="P2">adb is in platform tools. <text:s text:c="2"/>I was surprised, both of these are launched on the PC. <text:s/>The only thing that was needed on the phone was to turn on some developer settings to allow it to talk over the USB.</text:p>
      <text:p text:style-name="P3"/>
      <text:p text:style-name="P2">gnirehtet and platform-tools. <text:s/>In the platformform-tools directory there will be an executable called ‘adb’. <text:s text:c="2"/>Move that to somewhere in the executable<text:span text:style-name="T1">s</text:span> search path. <text:s text:c="2"/>gnirehtet will try to run it.</text:p>
      <text:p text:style-name="P2"/>
      <text:p text:style-name="P2">then</text:p>
      <text:p text:style-name="P2">./gnirehtet install</text:p>
      <text:p text:style-name="P2">./gnirehtet run</text:p>
      <text:p text:style-name="P2"/>
      <text:p text:style-name="P2">and that is it.</text:p>
      <text:p text:style-name="P2"/>
      <text:p text:style-name="P2">Setting up the Redmi 9a was a fight.</text:p>
      <text:p text:style-name="P2">1. go to settings→ about</text:p>
      <text:p text:style-name="P2">2. hit the MIUI version 9 times. <text:s/>this enables the developer option</text:p>
      <text:p text:style-name="P2">3. go to settings→additional options → developer options</text:p>
      <text:p text:style-name="P2">and enable usb tethering, usb streaming, <text:s/>and usb streaming with security</text:p>
      <text:p text:style-name="P2"/>
      <text:p text:style-name="P2">if it does not let you:</text:p>
      <text:p text:style-name="P2">I am not really sure which of the many things I tried worked. <text:s/>These based on various articles on the internet. <text:s text:c="2"/>I put the sim car back in. <text:s/>I visited the MIUI account to see details (it showed I was already logged in). <text:s text:c="2"/>Perhaps the thing that really worked was to turn on usb streaming before turning on usb tethering.</text:p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</meta:initial-creator>
    <meta:creation-date>2021-12-14T20:03:47.575423876</meta:creation-date>
    <meta:generator>LibreOffice/7.0.6.2$Linux_X86_64 LibreOffice_project/00$Build-2</meta:generator>
    <dc:date>2021-12-19T22:32:12.894411085</dc:date>
    <dc:creator>Thomas </dc:creator>
    <meta:editing-duration>PT1M8S</meta:editing-duration>
    <meta:editing-cycles>2</meta:editing-cycles>
    <meta:document-statistic meta:table-count="0" meta:image-count="0" meta:object-count="0" meta:page-count="1" meta:paragraph-count="18" meta:word-count="201" meta:character-count="1299" meta:non-whitespace-character-count="1100"/>
  </office:meta>
</office:document-meta>
</file>